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weight="bold" style:font-weight-asian="bold" style:font-weight-complex="bold"/>
    </style:style>
    <style:style style:name="T5" style:family="text">
      <style:text-properties style:font-name="Verdana1" fo:font-size="14pt"/>
    </style:style>
    <style:style style:name="T6" style:family="text">
      <style:text-properties style:font-name="Verdana1" fo:font-size="14pt" fo:font-weight="bold"/>
    </style:style>
    <style:style style:name="T7" style:family="text">
      <style:text-properties style:font-name="Verdana1" style:text-underline-style="solid" style:text-underline-width="auto" style:text-underline-color="font-color" fo:font-weight="bold"/>
    </style:style>
    <style:style style:name="T8" style:family="text">
      <style:text-properties fo:color="#000080" style:font-name="Verdana1"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Cheesy Ham Casserole</text:span><text:span text:style-name="T2"><text:line-break/><text:line-break/><text:line-break/>4 cups chopped cooked ham<text:line-break/>4 cups chopped broccoli, steamed until barely fork tender<text:line-break/>2 cups cheddar cheese<text:line-break/>4 T. butter<text:line-break/>4 T. whole wheat flour<text:line-break/>1 T dried minced onion<text:line-break/>1 T. chicken broth powder, or 1 bouillon cube<text:line-break/>2 cups milk<text:line-break/><text:line-break/>In a 9 x 13 lightly sprayed (with a cooking spray such as Pam) casserole dish layer half the ham, half the broccoli and half the cheese. Repeat layers except for the last layer of cheese. In a saucepan over medium heat melt butter and add flour. Stir to make thick paste. Add broth powder and onion, stir again. Add milk and simmer until thickened stirring constantly. Pour this mixture over the ham/broccoli layers and cover the top with the last half of the cheese. Bake at 350 for 35 minutes or until thick and bubbl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6:19:45.1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42" meta:character-count="767"/>
  </office:meta>
</office:document-meta>
</file>